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38c4" officeooo:paragraph-rsid="002038c4"/>
    </style:style>
    <style:style style:name="P2" style:family="paragraph" style:parent-style-name="Text_20_body">
      <style:text-properties fo:font-size="10pt" fo:language="en" fo:country="HK"/>
    </style:style>
    <style:style style:name="P3" style:family="paragraph" style:parent-style-name="Text_20_body">
      <style:text-properties fo:font-size="10pt" fo:language="en" fo:country="HK" officeooo:rsid="002038c4" officeooo:paragraph-rsid="002038c4"/>
    </style:style>
    <style:style style:name="P4" style:family="paragraph" style:parent-style-name="Text_20_body">
      <style:text-properties fo:font-size="10pt" fo:language="en" fo:country="HK" officeooo:rsid="003154d6" officeooo:paragraph-rsid="003154d6"/>
    </style:style>
    <style:style style:name="P5" style:family="paragraph" style:parent-style-name="Text_20_body">
      <style:text-properties fo:font-size="10pt" fo:language="en" fo:country="HK" officeooo:rsid="0036b2d2" officeooo:paragraph-rsid="0036b2d2"/>
    </style:style>
    <style:style style:name="P6" style:family="paragraph" style:parent-style-name="Text_20_body">
      <style:text-properties officeooo:rsid="0036b2d2" officeooo:paragraph-rsid="0036b2d2"/>
    </style:style>
    <style:style style:name="P7" style:family="paragraph" style:parent-style-name="Text_20_body">
      <style:text-properties officeooo:rsid="00385d20" officeooo:paragraph-rsid="00385d20"/>
    </style:style>
    <style:style style:name="P8" style:family="paragraph" style:parent-style-name="Text_20_body">
      <style:text-properties officeooo:rsid="00385d20" officeooo:paragraph-rsid="00573a5c"/>
    </style:style>
    <style:style style:name="P9" style:family="paragraph" style:parent-style-name="Text_20_body">
      <style:text-properties officeooo:rsid="00393837" officeooo:paragraph-rsid="00393837"/>
    </style:style>
    <style:style style:name="P10" style:family="paragraph" style:parent-style-name="Text_20_body">
      <style:text-properties officeooo:rsid="003fa80e" officeooo:paragraph-rsid="003fa80e"/>
    </style:style>
    <style:style style:name="P11" style:family="paragraph" style:parent-style-name="Text_20_body">
      <style:text-properties officeooo:rsid="00407bfd" officeooo:paragraph-rsid="00407bfd"/>
    </style:style>
    <style:style style:name="P12" style:family="paragraph" style:parent-style-name="Text_20_body">
      <style:text-properties officeooo:rsid="00407bfd" officeooo:paragraph-rsid="00573a5c"/>
    </style:style>
    <style:style style:name="P13" style:family="paragraph" style:parent-style-name="Text_20_body">
      <style:text-properties officeooo:rsid="003b730e" officeooo:paragraph-rsid="003b730e"/>
    </style:style>
    <style:style style:name="P14" style:family="paragraph" style:parent-style-name="Text_20_body">
      <style:text-properties officeooo:rsid="003e95ca" officeooo:paragraph-rsid="003e95ca"/>
    </style:style>
    <style:style style:name="P15" style:family="paragraph" style:parent-style-name="Text_20_body">
      <style:text-properties officeooo:rsid="004217db" officeooo:paragraph-rsid="004217db"/>
    </style:style>
    <style:style style:name="P16" style:family="paragraph" style:parent-style-name="Text_20_body">
      <style:text-properties officeooo:rsid="004217db" officeooo:paragraph-rsid="0046142b"/>
    </style:style>
    <style:style style:name="P17" style:family="paragraph" style:parent-style-name="Text_20_body">
      <style:text-properties officeooo:rsid="00499a7d" officeooo:paragraph-rsid="00499a7d"/>
    </style:style>
    <style:style style:name="P18" style:family="paragraph" style:parent-style-name="Text_20_body">
      <style:text-properties officeooo:rsid="0049b37e" officeooo:paragraph-rsid="0049b37e"/>
    </style:style>
    <style:style style:name="P19" style:family="paragraph" style:parent-style-name="Text_20_body">
      <style:text-properties officeooo:rsid="004b5caa" officeooo:paragraph-rsid="004b5caa"/>
    </style:style>
    <style:style style:name="P20" style:family="paragraph" style:parent-style-name="Text_20_body">
      <style:text-properties officeooo:rsid="004b5caa" officeooo:paragraph-rsid="0059cade"/>
    </style:style>
    <style:style style:name="P21" style:family="paragraph" style:parent-style-name="Text_20_body">
      <style:text-properties officeooo:rsid="004d2ffb" officeooo:paragraph-rsid="004d2ffb"/>
    </style:style>
    <style:style style:name="P22" style:family="paragraph" style:parent-style-name="Text_20_body">
      <style:text-properties officeooo:rsid="004d2ffb" officeooo:paragraph-rsid="005becfb"/>
    </style:style>
    <style:style style:name="P23" style:family="paragraph" style:parent-style-name="Text_20_body">
      <style:text-properties officeooo:rsid="004d2ffb" officeooo:paragraph-rsid="005ce63e"/>
    </style:style>
    <style:style style:name="P24" style:family="paragraph" style:parent-style-name="Text_20_body">
      <style:text-properties officeooo:rsid="004f6906" officeooo:paragraph-rsid="004f6906"/>
    </style:style>
    <style:style style:name="P25" style:family="paragraph" style:parent-style-name="Text_20_body">
      <style:text-properties officeooo:rsid="00512506" officeooo:paragraph-rsid="00512506"/>
    </style:style>
    <style:style style:name="P26" style:family="paragraph" style:parent-style-name="Text_20_body">
      <style:text-properties officeooo:rsid="003d4e69" officeooo:paragraph-rsid="003d4e69"/>
    </style:style>
    <style:style style:name="P27" style:family="paragraph" style:parent-style-name="Text_20_body">
      <style:text-properties officeooo:rsid="00542a2f" officeooo:paragraph-rsid="00542a2f"/>
    </style:style>
    <style:style style:name="P28" style:family="paragraph" style:parent-style-name="Text_20_body">
      <style:text-properties officeooo:rsid="00556d5b" officeooo:paragraph-rsid="00556d5b"/>
    </style:style>
    <style:style style:name="P29" style:family="paragraph" style:parent-style-name="Text_20_body">
      <style:text-properties officeooo:rsid="00556d5b" officeooo:paragraph-rsid="0059cade"/>
    </style:style>
    <style:style style:name="P30" style:family="paragraph" style:parent-style-name="Text_20_body">
      <style:text-properties fo:font-weight="bold" officeooo:rsid="0036b2d2" officeooo:paragraph-rsid="0036b2d2" style:font-weight-asian="bold" style:font-weight-complex="bold"/>
    </style:style>
    <style:style style:name="P31" style:family="paragraph" style:parent-style-name="Text_20_body">
      <style:text-properties fo:font-weight="bold" officeooo:rsid="00573a5c" officeooo:paragraph-rsid="00573a5c" style:font-weight-asian="bold" style:font-weight-complex="bold"/>
    </style:style>
    <style:style style:name="P32" style:family="paragraph" style:parent-style-name="Text_20_body">
      <style:text-properties fo:font-style="normal" officeooo:rsid="0045be85" officeooo:paragraph-rsid="004217db" style:font-style-asian="normal" style:font-style-complex="normal"/>
    </style:style>
    <style:style style:name="P33" style:family="paragraph" style:parent-style-name="Text_20_body">
      <style:text-properties fo:font-style="normal" officeooo:rsid="0046142b" officeooo:paragraph-rsid="0046142b" style:font-style-asian="normal" style:font-style-complex="normal"/>
    </style:style>
    <style:style style:name="P34" style:family="paragraph" style:parent-style-name="Text_20_body">
      <style:text-properties fo:font-style="normal" officeooo:rsid="00472d56" officeooo:paragraph-rsid="0046142b" style:font-style-asian="normal" style:font-style-complex="normal"/>
    </style:style>
    <style:style style:name="P35" style:family="paragraph" style:parent-style-name="Text_20_body">
      <style:text-properties officeooo:paragraph-rsid="005d1e3c"/>
    </style:style>
    <style:style style:name="P36" style:family="paragraph" style:parent-style-name="Text_20_body">
      <style:text-properties officeooo:rsid="005d1e3c" officeooo:paragraph-rsid="005d1e3c"/>
    </style:style>
    <style:style style:name="P37" style:family="paragraph" style:parent-style-name="Text_20_body">
      <style:text-properties fo:font-style="normal" officeooo:rsid="005afe15" officeooo:paragraph-rsid="005ce63e" style:font-style-asian="normal" style:font-style-complex="normal"/>
    </style:style>
    <style:style style:name="P38" style:family="paragraph" style:parent-style-name="Text_20_body">
      <style:text-properties fo:font-style="normal" officeooo:rsid="005afe15" officeooo:paragraph-rsid="005becfb" style:font-style-asian="normal" style:font-style-complex="normal"/>
    </style:style>
    <style:style style:name="P39" style:family="paragraph" style:parent-style-name="Text_20_body">
      <style:text-properties fo:font-style="normal" officeooo:rsid="005ce63e" officeooo:paragraph-rsid="005ce63e" style:font-style-asian="normal" style:font-style-complex="normal"/>
    </style:style>
    <style:style style:name="P40" style:family="paragraph" style:parent-style-name="Text_20_body">
      <style:text-properties officeooo:paragraph-rsid="004e4eac"/>
    </style:style>
    <style:style style:name="P41" style:family="paragraph" style:parent-style-name="Text_20_body">
      <style:text-properties officeooo:rsid="002413b2" officeooo:paragraph-rsid="002413b2"/>
    </style:style>
    <style:style style:name="P42" style:family="paragraph" style:parent-style-name="Text_20_body">
      <style:text-properties officeooo:rsid="00393837" officeooo:paragraph-rsid="00650853"/>
    </style:style>
    <style:style style:name="P43" style:family="paragraph" style:parent-style-name="Text_20_body">
      <style:text-properties officeooo:rsid="003a963c" officeooo:paragraph-rsid="00650853"/>
    </style:style>
    <style:style style:name="P44" style:family="paragraph" style:parent-style-name="Text_20_body">
      <style:text-properties officeooo:rsid="003fa80e" officeooo:paragraph-rsid="00650853"/>
    </style:style>
    <style:style style:name="P45" style:family="paragraph" style:parent-style-name="Text_20_body">
      <style:text-properties officeooo:rsid="005316ad" officeooo:paragraph-rsid="005316ad"/>
    </style:style>
    <style:style style:name="P46" style:family="paragraph" style:parent-style-name="Text_20_body">
      <style:text-properties officeooo:rsid="00650853" officeooo:paragraph-rsid="00650853"/>
    </style:style>
    <style:style style:name="P47" style:family="paragraph" style:parent-style-name="Text_20_body">
      <style:text-properties officeooo:rsid="005255e5" officeooo:paragraph-rsid="00662f4c"/>
    </style:style>
    <style:style style:name="P48" style:family="paragraph" style:parent-style-name="Text_20_body">
      <style:text-properties officeooo:rsid="00485995" officeooo:paragraph-rsid="00662f4c"/>
    </style:style>
    <style:style style:name="P49" style:family="paragraph" style:parent-style-name="Text_20_body">
      <style:text-properties officeooo:rsid="006aef26" officeooo:paragraph-rsid="006aef26"/>
    </style:style>
    <style:style style:name="P50" style:family="paragraph" style:parent-style-name="Text_20_body">
      <style:text-properties officeooo:rsid="006c7be5" officeooo:paragraph-rsid="006c7be5"/>
    </style:style>
    <style:style style:name="P51" style:family="paragraph" style:parent-style-name="Text_20_body">
      <style:text-properties officeooo:rsid="006dcc2b" officeooo:paragraph-rsid="006dcc2b"/>
    </style:style>
    <style:style style:name="P52" style:family="paragraph" style:parent-style-name="Text_20_body" style:list-style-name="L2">
      <style:text-properties officeooo:rsid="006dcc2b" officeooo:paragraph-rsid="006dcc2b"/>
    </style:style>
    <style:style style:name="P53" style:family="paragraph" style:parent-style-name="Text_20_body" style:list-style-name="L2">
      <style:text-properties officeooo:rsid="006e9bb6" officeooo:paragraph-rsid="006e9bb6"/>
    </style:style>
    <style:style style:name="P54" style:family="paragraph" style:parent-style-name="Text_20_body">
      <style:text-properties officeooo:rsid="006e9bb6" officeooo:paragraph-rsid="006e9bb6"/>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officeooo:rsid="0036b2d2"/>
    </style:style>
    <style:style style:name="T5" style:family="text">
      <style:text-properties officeooo:rsid="003b730e"/>
    </style:style>
    <style:style style:name="T6" style:family="text">
      <style:text-properties officeooo:rsid="00407bfd"/>
    </style:style>
    <style:style style:name="T7" style:family="text">
      <style:text-properties officeooo:rsid="00420f67"/>
    </style:style>
    <style:style style:name="T8" style:family="text">
      <style:text-properties officeooo:rsid="0043f3d6"/>
    </style:style>
    <style:style style:name="T9" style:family="text">
      <style:text-properties fo:font-style="italic" officeooo:rsid="0043f3d6" style:font-style-asian="italic" style:font-style-complex="italic"/>
    </style:style>
    <style:style style:name="T10" style:family="text">
      <style:text-properties fo:font-style="italic" officeooo:rsid="005afe15" style:font-style-asian="italic" style:font-style-complex="italic"/>
    </style:style>
    <style:style style:name="T11" style:family="text">
      <style:text-properties fo:font-style="italic" officeooo:rsid="004b5caa" style:font-style-asian="italic" style:font-style-complex="italic"/>
    </style:style>
    <style:style style:name="T12" style:family="text">
      <style:text-properties fo:font-style="normal" officeooo:rsid="0045be85" style:font-style-asian="normal" style:font-style-complex="normal"/>
    </style:style>
    <style:style style:name="T13" style:family="text">
      <style:text-properties fo:font-style="normal" officeooo:rsid="0046142b" style:font-style-asian="normal" style:font-style-complex="normal"/>
    </style:style>
    <style:style style:name="T14" style:family="text">
      <style:text-properties fo:font-style="normal" officeooo:rsid="00472d56" style:font-style-asian="normal" style:font-style-complex="normal"/>
    </style:style>
    <style:style style:name="T15" style:family="text">
      <style:text-properties fo:font-style="normal" officeooo:rsid="00485995" style:font-style-asian="normal" style:font-style-complex="normal"/>
    </style:style>
    <style:style style:name="T16" style:family="text">
      <style:text-properties fo:font-style="normal" officeooo:rsid="00486894" style:font-style-asian="normal" style:font-style-complex="normal"/>
    </style:style>
    <style:style style:name="T17" style:family="text">
      <style:text-properties fo:font-style="normal" officeooo:rsid="005afe15" style:font-style-asian="normal" style:font-style-complex="normal"/>
    </style:style>
    <style:style style:name="T18" style:family="text">
      <style:text-properties fo:font-style="normal" officeooo:rsid="005becfb" style:font-style-asian="normal" style:font-style-complex="normal"/>
    </style:style>
    <style:style style:name="T19" style:family="text">
      <style:text-properties fo:font-style="normal" officeooo:rsid="005ce63e" style:font-style-asian="normal" style:font-style-complex="normal"/>
    </style:style>
    <style:style style:name="T20" style:family="text">
      <style:text-properties fo:font-style="normal" officeooo:rsid="005d1e3c" style:font-style-asian="normal" style:font-style-complex="normal"/>
    </style:style>
    <style:style style:name="T21" style:family="text">
      <style:text-properties officeooo:rsid="00499a7d"/>
    </style:style>
    <style:style style:name="T22" style:family="text">
      <style:text-properties officeooo:rsid="0049b37e"/>
    </style:style>
    <style:style style:name="T23" style:family="text">
      <style:text-properties officeooo:rsid="004b5caa"/>
    </style:style>
    <style:style style:name="T24" style:family="text">
      <style:text-properties officeooo:rsid="004d2ffb"/>
    </style:style>
    <style:style style:name="T25" style:family="text">
      <style:text-properties officeooo:rsid="004e4eac"/>
    </style:style>
    <style:style style:name="T26" style:family="text">
      <style:text-properties officeooo:rsid="004f6906"/>
    </style:style>
    <style:style style:name="T27" style:family="text">
      <style:text-properties officeooo:rsid="005255e5"/>
    </style:style>
    <style:style style:name="T28" style:family="text">
      <style:text-properties officeooo:rsid="005316ad"/>
    </style:style>
    <style:style style:name="T29" style:family="text">
      <style:text-properties officeooo:rsid="00556d5b"/>
    </style:style>
    <style:style style:name="T30" style:family="text">
      <style:text-properties officeooo:rsid="005896dc"/>
    </style:style>
    <style:style style:name="T31" style:family="text">
      <style:text-properties officeooo:rsid="0059cade"/>
    </style:style>
    <style:style style:name="T32" style:family="text">
      <style:text-properties officeooo:rsid="005afe15"/>
    </style:style>
    <style:style style:name="T33" style:family="text">
      <style:text-properties officeooo:rsid="005d1e3c"/>
    </style:style>
    <style:style style:name="T34" style:family="text">
      <style:text-properties fo:color="#000000" style:font-name="Menlo" fo:font-size="9pt" fo:font-style="normal" officeooo:rsid="005d1e3c" style:font-style-asian="normal" style:font-style-complex="normal"/>
    </style:style>
    <style:style style:name="T35" style:family="text">
      <style:text-properties officeooo:rsid="005ef9bc"/>
    </style:style>
    <style:style style:name="T36" style:family="text">
      <style:text-properties officeooo:rsid="006436f5"/>
    </style:style>
    <style:style style:name="T37" style:family="text">
      <style:text-properties officeooo:rsid="00650853"/>
    </style:style>
    <style:style style:name="T38" style:family="text">
      <style:text-properties officeooo:rsid="00662f4c"/>
    </style:style>
    <style:style style:name="T39" style:family="text">
      <style:text-properties officeooo:rsid="006dcc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1"><text:span text:style-name="T32">30 Jan </text:span>201<text:span text:style-name="T4">9</text:span></text:p>
      <text:p text:style-name="P1">Version: 1.0</text:p>
      <text:p text:style-name="P1">Peter Clarke</text:p>
      <text:p text:style-name="P1"/>
      <text:p text:style-name="P5">INTRODUCTION</text:p>
      <text:p text:style-name="P5">This document describes the details of the format used for saving project data in a file.</text:p>
      <text:p text:style-name="P3"><text:span text:style-name="T4">The p</text:span>roject file uses XML. The XML structure is shown in the table below. </text:p>
      <text:p text:style-name="P4">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 <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text:span></text:p>
      <text:p text:style-name="P2">Leading and trailing whitespace (spaces, tabs and newlines) in text values are removed on reading and writing the XML file.</text:p>
      <text:p text:style-name="P2">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1"/>
      <text:p text:style-name="P30">OVERALL <text:span text:style-name="T37">XML </text:span>FILE STRUCTURE</text:p>
      <text:p text:style-name="P6">&lt;VizopProject VizopVersion=[VersionNumber]<text:span text:style-name="T35">&gt; (VersionNumber = value of attribute VERSION in module info)</text:span></text:p>
      <text:p text:style-name="P7">Project information tags (e.g. project name, description, team members, edit number) – <text:span text:style-name="T37">see list below</text:span></text:p>
      <text:p text:style-name="P7">Structured object tags (<text:span text:style-name="T5">process units, risk receptors, numbering systems, </text:span>risk matrix, <text:span text:style-name="T26">constants</text:span>)</text:p>
      <text:p text:style-name="P7">PHA object tags (e.g. FT, alarm rationalization); <text:span text:style-name="T29">see details in the respective spec file for each PHA object (e.g. Fault Tree: spec file 394). There will be one PHA object tag for each item in the project instance's PHAObjs attribute (list). The XML tag is different for each type of PHA object; for example, a fault tree object starts with tag &lt;FaultTree&gt;, whereas a HAZOP object starts with &lt;HAZOP&gt;. The order of PHA objects in PHAObjs should be retained (i.e. same order in the XML file).</text:span></text:p>
      <text:p text:style-name="P7"><text:soft-page-break/>Comment tags</text:p>
      <text:p text:style-name="P7">Action item tags</text:p>
      <text:p text:style-name="P28">Update tags – these are added during Save On Fly. During project file opening, they will be present only if this is a recovery project file, i.e. Vizop did not terminate properly. They are defined in the Save On Fly specification.</text:p>
      <text:p text:style-name="P12">&lt;/VizopProject&gt;</text:p>
      <text:p text:style-name="P8"/>
      <text:p text:style-name="P31">DETAILED STRUCTURE OF EACH KIND OF TAG</text:p>
      <text:p text:style-name="P7">PROJECT INFORMATION TAGS</text:p>
      <text:p text:style-name="P9">&lt;ShortTitle [text] /&gt; <text:span text:style-name="T37">from projects.ProjectItem.ShortTitle</text:span></text:p>
      <text:p text:style-name="P42">&lt;ProjNumber [text] /&gt; <text:span text:style-name="T37">from projects.ProjectItem.ProjNo</text:span></text:p>
      <text:p text:style-name="P42">&lt;Description [text] /&gt; <text:span text:style-name="T37">from projects.ProjectItem.Description</text:span></text:p>
      <text:p text:style-name="P43">&lt;EditNumber [int as text] /&gt; <text:span text:style-name="T37">from projects.ProjectItem.EditNumber</text:span></text:p>
      <text:p text:style-name="P44">&lt;TeamMembers&gt; sequence of TeamMember tags &lt;/TeamMembers&gt; <text:s/><text:span text:style-name="T37">from projects.ProjectItem.TeamMembers</text:span></text:p>
      <text:p text:style-name="P10"/>
      <text:p text:style-name="P10">TEAMMEMBER TAGS</text:p>
      <text:p text:style-name="P45">One tag per team member defined in the project.<text:span text:style-name="T21"> There shall be ≥0 &lt;</text:span>TeamMember<text:span text:style-name="T21">&gt; tags in the file.</text:span></text:p>
      <text:p text:style-name="P46">Attribute values can be fetched from attributes of the projects.TeamMemberItem objects in projects.ProjectItem.TeamMembers. Names of attributes are: Name, Role, Affiliation. String values may contain whitespace in the middle, but not at the beginning or end.</text:p>
      <text:p text:style-name="P10">&lt;TeamMember&gt; &lt;ID [ID int as str] /&gt; &lt;Name [Name as str] /&gt; &lt;Role [Role as str] /&gt; &lt;Affiliation [Affiliation as str] /&gt; &lt;/TeamMember&gt;</text:p>
      <text:p text:style-name="P10"/>
      <text:p text:style-name="P13">PROCESS UNIT TAGS</text:p>
      <text:p text:style-name="P47"><text:soft-page-break/>One tag per section of process equipment in the project.<text:span text:style-name="T21"> </text:span>There shall be ≥0 &lt;ProcessUnit&gt; tags in the file. <text:span text:style-name="T38">Fetch data from items in <text:s/>projects.ProjectItem.ProcessUnits.</text:span></text:p>
      <text:p text:style-name="P13">&lt;ProcessUnit<text:span text:style-name="T6">&gt;</text:span> <text:span text:style-name="T6">&lt;ID [ID int as str] /&gt; &lt;UnitNumber [UnitNumber as str] /&gt; &lt;ShortName [ShortName as str] /&gt; &lt;LongName [LongName as str] /</text:span>&gt;</text:p>
      <text:p text:style-name="P11">&lt;/ProcessUnit&gt;</text:p>
      <text:p text:style-name="P26"/>
      <text:p text:style-name="P26">RISK RECEPTOR TAGS</text:p>
      <text:p text:style-name="P47">One tag per risk receptor (safety, environment etc.) used in the project. There shall be ≥0 &lt;RiskReceptor&gt; tags in the file. <text:s/><text:span text:style-name="T38">Fetch data from items in <text:s/>projects.ProjectItem.RiskReceptors.</text:span></text:p>
      <text:p text:style-name="P14">&lt;RiskReceptor<text:span text:style-name="T7">&gt;</text:span> <text:span text:style-name="T7">&lt;</text:span>ID [ID <text:span text:style-name="T7">int as str</text:span>] /<text:span text:style-name="T7">&gt; &lt;Name [</text:span>HumanName a<text:span text:style-name="T7">s str</text:span>] /&gt; <text:span text:style-name="T7">&lt;/RiskReceptor&gt;</text:span></text:p>
      <text:p text:style-name="P15"/>
      <text:p text:style-name="P15">NUMBERING SYSTEM TAGS</text:p>
      <text:p text:style-name="P48">One instance of each unique numbering system is defined. As many PHA objects will have the same numbering system, we don't want to repeat the numbering system unnecessarily. <text:span text:style-name="T21">There shall be ≥0 &lt;NumberingSystem&gt; tags in the file. <text:s/>The XML file writing procedure needs to generate a list of numbering system objects to save; see details of the algorithm at the end of this spec. Items are instances of core_classes.NumberSystemItem.</text:span></text:p>
      <text:p text:style-name="P15">&lt;NumberingSystem&gt; &lt;ID [<text:span text:style-name="T38">ID as </text:span>str] /&gt;</text:p>
      <text:p text:style-name="P15"><text:tab/>then ≥1 of: &lt;Chunk&gt; <text:span text:style-name="T8">&lt;Type ['str', 'Parent' or 'Serial'] /</text:span><text:span text:style-name="T9">&gt; [other fields according to Type] &lt;</text:span><text:span text:style-name="T12">/Chunk&gt;</text:span></text:p>
      <text:p text:style-name="P32"><text:tab/>Other fields:</text:p>
      <text:p text:style-name="P32"><text:tab/><text:tab/>Type str: &lt;Value&gt; [text content of string field] &lt;/Value&gt;</text:p>
      <text:p text:style-name="P32"><text:tab/><text:tab/>Type Parent: &lt;ID [ID of parent object from which numbering is obtained] /&gt;</text:p>
      <text:p text:style-name="P16"><text:span text:style-name="T12"><text:tab/><text:tab/>Type Serial:<text:tab/>&lt;</text:span><text:span text:style-name="T13">Fieldwidth [field width, int as str] /&gt;</text:span></text:p>
      <text:p text:style-name="P33"><text:tab/><text:tab/><text:tab/><text:tab/>&lt;PadChar [pad character, single character as str; needs to be escaped if not a printable character, e.g. %20 for space] /&gt;</text:p>
      <text:p text:style-name="P16"><text:span text:style-name="T13"><text:tab/><text:tab/><text:tab/><text:tab/>&lt;</text:span><text:span text:style-name="T14">StartAt [initial value in sequence, int as str] /&gt; </text:span><text:span text:style-name="T16">[can be omitted if 1]</text:span></text:p>
      <text:p text:style-name="P34"><text:soft-page-break/><text:tab/><text:tab/><text:tab/><text:tab/>&lt;SkipTo [value to skip to, int as str] /&gt; [omitted if None]</text:p>
      <text:p text:style-name="P16"><text:span text:style-name="T14"><text:tab/><text:tab/><text:tab/><text:tab/>&lt;GapBefore [how many numbers to leave before this item, int as str] /&gt; </text:span><text:span text:style-name="T15">[</text:span><text:span text:style-name="T16">can be </text:span><text:span text:style-name="T15">omitted if 0]</text:span></text:p>
      <text:p text:style-name="P16"><text:span text:style-name="T14"><text:tab/><text:tab/><text:tab/><text:tab/>&lt;Include [IncludeInNumbering attrib, bool as str] /&gt; </text:span><text:span text:style-name="T16">[can be omitted if True]</text:span></text:p>
      <text:p text:style-name="P34"><text:tab/><text:tab/><text:tab/><text:tab/>&lt;NoValue&gt; [NoValue str] &lt;/NoValue&gt; [always included, even if IncludeInNumbering is True, as we should keep any value set by the user]</text:p>
      <text:p text:style-name="P17"/>
      <text:p text:style-name="P17">RISK MATRIX TAGS – storing the contents of a LookupTableItem. <text:span text:style-name="T27">There shall be ≥0 &lt;RiskMatrix&gt; tags in the file.</text:span></text:p>
      <text:p text:style-name="P17">&lt;RiskMatrix&gt;</text:p>
      <text:p text:style-name="P18">Define ≥1 categories, e.g. “severity high”, <text:span text:style-name="T21">which </text:span>are <text:span text:style-name="T21">instance</text:span>s<text:span text:style-name="T21"> of CategoryNameItem</text:span>:</text:p>
      <text:p text:style-name="P18">&lt;Category&gt; &lt;ID [category ID as str] /&gt; &lt;Name&gt; <text:span text:style-name="T21"><text:s/>[HumanName of dimension, e.g. 'Severity'] &lt;/Name&gt; </text:span>&lt;Description&gt; [description str] &lt;/Description&gt;</text:p>
      <text:p text:style-name="P18"><text:tab/>&lt;/Category&gt;</text:p>
      <text:p text:style-name="P17">&lt;SeverityDimension [SeverityDimensionIndex int as str] /&gt;</text:p>
      <text:p text:style-name="P17">Define ≥1 dimensions:</text:p>
      <text:p text:style-name="P17">&lt;Dimension&gt; &lt;Name&gt; [HumanName of dimension, e.g. 'Severity'] &lt;/Name&gt;</text:p>
      <text:p text:style-name="P17"><text:tab/>Define ≥1 keys in the dimension: &lt;Key&gt; &lt;ID [ID of <text:span text:style-name="T22">category </text:span>key <text:span text:style-name="T22">as defined just above</text:span>] /<text:span text:style-name="T22">&gt; &lt;/Key&gt;</text:span></text:p>
      <text:p text:style-name="P25">&lt;/Dimension&gt;</text:p>
      <text:p text:style-name="P19">Define entries (values) per dimension, per key, in this order:</text:p>
      <text:p text:style-name="P19"><text:tab/>Dimension 0 key 0, dimension 1 key 0…</text:p>
      <text:p text:style-name="P19"><text:tab/>Dimension 0 key 0, dimension 1 key 1… etc until all dimension 1 keys used up</text:p>
      <text:p text:style-name="P19">Dimension 0 key 1, dimension 1 key 0… etc</text:p>
      <text:p text:style-name="P19">&lt;Entry&gt; <text:span text:style-name="T24">[value, see below for XML structure of values] &lt;/Entry&gt;</text:span></text:p>
      <text:p text:style-name="P17"><text:soft-page-break/>&lt;/RiskMatrix&gt;</text:p>
      <text:p text:style-name="P24"/>
      <text:p text:style-name="P24">CONSTANT <text:span text:style-name="T30">TAGS</text:span></text:p>
      <text:p text:style-name="P27">One tag per constant defined in the project.<text:span text:style-name="T21"> There shall be ≥0 &lt;</text:span>Constant<text:span text:style-name="T21">&gt; tags in the file.</text:span></text:p>
      <text:p text:style-name="P27">&lt;Constant&gt; <text:span text:style-name="T7">&lt;ID [ID int as str] /&gt; &lt;Name [HumanName as str] /&gt; </text:span></text:p>
      <text:p text:style-name="P27"><text:tab/>&lt;ConstValue&gt; [<text:span text:style-name="T24">value, see below for XML structure of values] </text:span>&lt;/ConstValue&gt; [omitted if this constant is linked from another constant]</text:p>
      <text:p text:style-name="P27">[If the constant is linked from another constant, and the linked-from constant's ID is missing in the project file <text:span text:style-name="T35">during loading</text:span>, this constant's value is set to an appropriate NumProblemValue, allowing Vizop to inform the user that the linked-from constant is missing.]</text:p>
      <text:p text:style-name="P27">&lt;/Constant&gt;</text:p>
      <text:p text:style-name="P19"/>
      <text:p text:style-name="P29">COMMENT <text:span text:style-name="T30">TAG</text:span>S</text:p>
      <text:p text:style-name="P29">One tag per unique comment defined in the project. <text:span text:style-name="T21">There shall be ≥0 &lt;Co</text:span>mme<text:span text:style-name="T21">nt&gt; tags in the file.</text:span></text:p>
      <text:p text:style-name="P29">&lt;Comment&gt; <text:span text:style-name="T30">&lt;ID [ID int as str] /&gt; </text:span>&lt;Text&gt; [text of comment as str, suitably escaped] &lt;/Text&gt;</text:p>
      <text:p text:style-name="P29">&lt;/Comment&gt;</text:p>
      <text:p text:style-name="P29"/>
      <text:p text:style-name="P29"><text:span text:style-name="T31">ACTION ITEM</text:span> <text:span text:style-name="T30">TAG</text:span>S</text:p>
      <text:p text:style-name="P29">One tag per unique <text:span text:style-name="T33">action item</text:span> defined in the project. <text:span text:style-name="T21">There shall be ≥0 &lt;Action&gt; tags in the file.</text:span></text:p>
      <text:p text:style-name="P29">&lt;<text:span text:style-name="T33">Action</text:span>&gt; <text:span text:style-name="T30">&lt;ID [ID int as str] /&gt; </text:span>&lt;Text&gt; [text of <text:span text:style-name="T33">action</text:span> as str, suitably escaped] &lt;/Text&gt; <text:span text:style-name="T33">&lt;Responsible&gt; [responsible party's name, str] &lt;/Responsible&gt;</text:span></text:p>
      <text:p text:style-name="P36">&lt;Deadline&gt; [deadline date, str] &lt;/Deadline&gt;</text:p>
      <text:p text:style-name="P29">&lt;/<text:span text:style-name="T33">Action</text:span>&gt;</text:p>
      <text:p text:style-name="P29"/>
      <text:p text:style-name="P20"><text:soft-page-break/>VALUES</text:p>
      <text:p text:style-name="P19">Values are <text:span text:style-name="T28">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1">&lt; [tag name according to the attribute being stored, e.g. “<text:span text:style-name="T36">Event</text:span>Frequency” ]&gt;</text:p>
      <text:p text:style-name="P21"><text:tab/>&lt;Kind [kind of value: 'User', 'Constant', 'Lookup', <text:span text:style-name="T32">'Category', 'Copied', <text:s/>or 'Link'</text:span>] /&gt;</text:p>
      <text:p text:style-name="P21"><text:tab/>Other tags according to Kind:</text:p>
      <text:p text:style-name="P23"><text:tab/><text:tab/>Kind = User: </text:p>
      <text:p text:style-name="P37"><text:tab/><text:tab/><text:tab/>For each risk receptor defined for this value:</text:p>
      <text:p text:style-name="P23"><text:span text:style-name="T17"><text:tab/><text:tab/><text:tab/><text:tab/>&lt;RiskReceptor&gt; &lt;ID [risk receptor ID, str] /&gt; </text:span><text:span text:style-name="T23">&lt;Value&gt; [value as str] &lt;/Value&gt; &lt;Unit [ID of engineering unit] /&gt;</text:span></text:p>
      <text:p text:style-name="P23"><text:span text:style-name="T23"><text:tab/><text:tab/><text:tab/><text:tab/>&lt;Infinite [whether infinite, bool as str] </text:span><text:span text:style-name="T11">&gt; [omitted if not infinite] &lt;/</text:span><text:span text:style-name="T19">RiskReceptor&gt;</text:span></text:p>
      <text:p text:style-name="P21"><text:tab/><text:tab/>Kind = Constant: &lt;ID [ID of constant, str] /&gt;</text:p>
      <text:p text:style-name="P21"><text:tab/><text:tab/>Kind = Lookup: &lt;ID [ID of lookup table, str] /&gt; </text:p>
      <text:p text:style-name="P21"><text:tab/><text:tab/><text:tab/><text:span text:style-name="T25">Define a lookup value for each dimension of the lookup table: &lt;Value&gt; [value to look up in this dimension] &lt;/Value&gt;</text:span></text:p>
      <text:p text:style-name="P21"><text:tab/><text:tab/><text:tab/><text:span text:style-name="T25">(We store actual lookup values, rather than index of values in the matrix, so that the lookup will still be correct if the user adds to or deletes some keys from the matrix)</text:span></text:p>
      <text:p text:style-name="P22"><text:tab/><text:tab/><text:span text:style-name="T32">Kind = Category: &lt;TableID [ID of lookup table, str] /&gt; &lt;DimensionID [ID of dimension in lookup table, str] </text:span><text:span text:style-name="T10">&gt;</text:span></text:p>
      <text:p text:style-name="P38"><text:tab/><text:tab/><text:tab/>For each risk receptor defined in the project:</text:p>
      <text:p text:style-name="P38"><text:tab/><text:tab/><text:tab/>&lt;RiskReceptor&gt; &lt;ID [risk receptor ID, str] /&gt; &lt;Value&gt; [value to use from this dimension] &lt;/Value&gt; &lt;/RiskReceptor&gt;</text:p>
      <text:p text:style-name="P35"><text:span text:style-name="T18"><text:tab/><text:tab/></text:span><text:span text:style-name="T19">Kind = 'Copied': </text:span><text:span text:style-name="T20">(this represents a </text:span><text:span text:style-name="T34">ParentNumValueItem </text:span><text:span text:style-name="T20">instance)</text:span></text:p>
      <text:p text:style-name="P37"><text:tab/><text:tab/><text:tab/>For each risk receptor defined for this value:</text:p>
      <text:p text:style-name="P23"><text:span text:style-name="T17"><text:tab/><text:tab/><text:tab/><text:tab/>&lt;RiskReceptor&gt; &lt;ID [risk receptor ID, str] /&gt; </text:span><text:span text:style-name="T23">&lt;Value&gt; [value as str] &lt;/Value&gt; &lt;Unit [ID of engineering unit] /&gt;</text:span></text:p>
      <text:p text:style-name="P23"><text:soft-page-break/><text:span text:style-name="T23"><text:tab/><text:tab/><text:tab/><text:tab/>&lt;Infinite [whether infinite, bool as str] </text:span><text:span text:style-name="T11">&gt; [omitted if not infinite] &lt;/</text:span><text:span text:style-name="T19">RiskReceptor&gt;</text:span></text:p>
      <text:p text:style-name="P39"><text:tab/><text:tab/><text:tab/>&lt;CopiedFrom [ID of value this value was copied from. It is not guaranteed that an existing value with the matching ID still exists; if it does not exist, when the project file is loaded, this value should be converted to kind = User] /&gt;</text:p>
      <text:p text:style-name="P35"><text:span text:style-name="T24"><text:tab/><text:tab/>Kind = 'Link': add a &lt;LinkedFrom&gt; tag. See spec file 306 for details</text:span></text:p>
      <text:p text:style-name="P40"><text:span text:style-name="T25">&lt;/ [tag name]&gt;</text:span></text:p>
      <text:p text:style-name="P49"/>
      <text:p text:style-name="P49">GENERATING A LIST OF NUMBERING SYSTEM ITEMS TO SAVE IN THE PROJECT FILE</text:p>
      <text:p text:style-name="P49">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49">To achieve this, we need to generate a list of unique numbering systems.</text:p>
      <text:p text:style-name="P50">To generate the list, follow this algorithm:</text:p>
      <text:p text:style-name="P50">1. <text:span text:style-name="T39">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1">2. Remove all duplicates in the list. Numbering systems are considered identical if:</text:p>
      <text:list xml:id="list4268505111" text:style-name="L2">
        <text:list-item>
          <text:p text:style-name="P52">their NumberStructure attributes are the same. They are the same if they contain the same number of items, and each item is the same. </text:p>
        </text:list-item>
        <text:list-item>
          <text:p text:style-name="P53">their ShowInDisplay and ShowInOutput attributes (2 x bool) are the same.</text:p>
          <text:p text:style-name="P53">To simplify this, class NumberingItem implements method __eq__. Therefore, the algorithm can test if two instances are the same just by evaluating (Instance1 == Instance2).</text:p>
        </text:list-item>
      </text:list>
      <text:p text:style-name="P54">3. For every unique item in the list, assign an ID to it. For now, these IDs can start at 1 (because they are used only within the project file, not in the actual project data structure).</text:p>
      <text:p text:style-name="P54"><text:soft-page-break/>4. Write a &lt;NumberingSystem&gt; tag for every item in the list.</text:p>
      <text:p text:style-name="P54">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19-06-08T22:28:59.656317855</dc:date>
    <meta:editing-duration>P3DT19H13M51S</meta:editing-duration>
    <meta:editing-cycles>59</meta:editing-cycles>
    <meta:document-statistic meta:table-count="0" meta:image-count="0" meta:object-count="0" meta:page-count="8" meta:paragraph-count="119" meta:word-count="1768" meta:character-count="10884" meta:non-whitespace-character-count="9132"/>
  </office:meta>
</office:document-meta>
</file>